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1" svg:font-family="'Liberation Mono'" style:font-pitch="fixed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Verdana2" svg:font-family="Verdana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erdana3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Verdana1" fo:font-size="10pt" officeooo:paragraph-rsid="002b2701" style:font-size-asian="10pt" style:font-size-complex="10pt"/>
    </style:style>
    <style:style style:name="P2" style:family="paragraph" style:parent-style-name="Standard">
      <style:text-properties style:font-name="Verdana1" fo:font-size="10pt" officeooo:paragraph-rsid="0024dc6c" style:font-size-asian="10pt" style:font-size-complex="10pt"/>
    </style:style>
    <style:style style:name="P3" style:family="paragraph" style:parent-style-name="Standard">
      <style:text-properties style:font-name="Verdana1" fo:font-size="10pt" officeooo:rsid="001a8352" officeooo:paragraph-rsid="0033486d" style:font-size-asian="10pt" style:font-size-complex="10pt"/>
    </style:style>
    <style:style style:name="P4" style:family="paragraph" style:parent-style-name="Standard">
      <style:text-properties style:font-name="Verdana1" fo:font-size="10pt" officeooo:rsid="0036fbc3" officeooo:paragraph-rsid="0036fbc3" style:font-size-asian="10pt" style:font-size-complex="10pt"/>
    </style:style>
    <style:style style:name="P5" style:family="paragraph" style:parent-style-name="Standard">
      <style:text-properties style:font-name="Verdana1" fo:font-size="10pt" officeooo:paragraph-rsid="00388742" style:font-size-asian="10pt" style:font-size-complex="10pt"/>
    </style:style>
    <style:style style:name="P6" style:family="paragraph" style:parent-style-name="Standard">
      <style:text-properties style:font-name="Verdana1" fo:font-size="10pt" officeooo:paragraph-rsid="003b01ec" style:font-size-asian="10pt" style:font-size-complex="10pt"/>
    </style:style>
    <style:style style:name="P7" style:family="paragraph" style:parent-style-name="Standard">
      <style:text-properties style:font-name="Verdana1" fo:font-size="10pt" fo:font-weight="bold" officeooo:rsid="002bdea1" officeooo:paragraph-rsid="002b2701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Verdana1" fo:font-size="10pt" fo:font-weight="bold" officeooo:paragraph-rsid="002b2701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Verdana1" fo:font-size="10pt" fo:font-weight="bold" officeooo:paragraph-rsid="00388742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Verdana1" fo:font-size="10pt" fo:font-weight="bold" officeooo:rsid="0037740b" officeooo:paragraph-rsid="00395d0f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Verdana1" fo:font-size="10pt" fo:font-weight="normal" officeooo:rsid="0036fbc3" officeooo:paragraph-rsid="00388742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Verdana1" fo:font-size="10pt" fo:font-weight="normal" officeooo:rsid="003b4476" officeooo:paragraph-rsid="00388742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Verdana2" fo:font-size="10pt" fo:font-weight="bold" officeooo:paragraph-rsid="0024dc6c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Verdana2" fo:font-size="10pt" fo:font-weight="bold" officeooo:rsid="00061b30" officeooo:paragraph-rsid="0031ecf4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" fo:font-size="10pt" officeooo:paragraph-rsid="002b2701" style:font-size-asian="10pt" style:font-name-complex="Verdana3" style:font-size-complex="10pt"/>
    </style:style>
    <style:style style:name="P16" style:family="paragraph" style:parent-style-name="Standard">
      <style:text-properties style:font-name="Times New Roman" fo:font-size="10pt" fo:font-weight="bold" officeooo:paragraph-rsid="002b270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Verdana1" fo:font-size="10pt" officeooo:rsid="0034e7fc" officeooo:paragraph-rsid="00388742" style:font-size-asian="10pt" style:font-size-complex="10pt"/>
    </style:style>
    <style:style style:name="P18" style:family="paragraph" style:parent-style-name="Standard">
      <style:text-properties style:font-name="Verdana1" fo:font-size="10pt" officeooo:rsid="003f8ad5" officeooo:paragraph-rsid="003f8ad5" style:font-size-asian="10pt" style:font-size-complex="10pt"/>
    </style:style>
    <style:style style:name="P19" style:family="paragraph" style:parent-style-name="Standard">
      <style:text-properties style:font-name="Verdana1" fo:font-size="10pt" officeooo:rsid="003f8ad5" officeooo:paragraph-rsid="004049d8" style:font-size-asian="10pt" style:font-size-complex="10pt"/>
    </style:style>
    <style:style style:name="P20" style:family="paragraph" style:parent-style-name="Standard">
      <style:text-properties style:font-name="Verdana1" fo:font-size="10pt" officeooo:rsid="0021fc76" officeooo:paragraph-rsid="0036fbc3" fo:background-color="#ffff99" style:font-size-asian="10pt" style:font-size-complex="10pt"/>
    </style:style>
    <style:style style:name="P21" style:family="paragraph" style:parent-style-name="Standard">
      <style:text-properties fo:color="#cc0000" style:font-name="Verdana1" fo:font-size="10pt" fo:font-weight="bold" officeooo:rsid="00206f69" officeooo:paragraph-rsid="00305895" style:font-size-asian="10pt" style:font-weight-asian="bold" style:font-size-complex="10pt" style:font-weight-complex="bold"/>
    </style:style>
    <style:style style:name="P22" style:family="paragraph" style:parent-style-name="Standard">
      <style:text-properties fo:color="#cc0000" style:font-name="Verdana1" fo:font-size="10pt" fo:font-weight="bold" officeooo:rsid="004049d8" officeooo:paragraph-rsid="004049d8" style:font-size-asian="10pt" style:font-weight-asian="bold" style:font-size-complex="10pt" style:font-weight-complex="bold"/>
    </style:style>
    <style:style style:name="P23" style:family="paragraph" style:parent-style-name="Standard">
      <style:text-properties fo:color="#cc0000" style:font-name="Verdana1" fo:font-size="10pt" fo:font-weight="bold" officeooo:rsid="004049d8" officeooo:paragraph-rsid="004049d8" fo:background-color="#ffff99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c10b8" style:font-weight-asian="normal" style:font-weight-complex="normal"/>
    </style:style>
    <style:style style:name="T4" style:family="text">
      <style:text-properties fo:font-weight="normal" officeooo:rsid="003075a6" style:font-weight-asian="normal" style:font-weight-complex="normal"/>
    </style:style>
    <style:style style:name="T5" style:family="text">
      <style:text-properties fo:font-weight="normal" officeooo:rsid="00355983" style:font-weight-asian="normal" style:font-weight-complex="normal"/>
    </style:style>
    <style:style style:name="T6" style:family="text">
      <style:text-properties fo:font-weight="normal" officeooo:rsid="0038b2df" style:font-weight-asian="normal" style:font-weight-complex="normal"/>
    </style:style>
    <style:style style:name="T7" style:family="text">
      <style:text-properties fo:font-weight="normal" officeooo:rsid="001a8352" style:font-weight-asian="normal" style:font-weight-complex="normal"/>
    </style:style>
    <style:style style:name="T8" style:family="text">
      <style:text-properties fo:font-weight="normal" officeooo:rsid="003b4476" style:font-weight-asian="normal" style:font-weight-complex="normal"/>
    </style:style>
    <style:style style:name="T9" style:family="text">
      <style:text-properties fo:font-weight="normal" officeooo:rsid="003b50f1" style:font-weight-asian="normal" style:font-weight-complex="normal"/>
    </style:style>
    <style:style style:name="T10" style:family="text">
      <style:text-properties fo:font-weight="normal" officeooo:rsid="003c9a54" style:font-weight-asian="normal" style:font-weight-complex="normal"/>
    </style:style>
    <style:style style:name="T11" style:family="text">
      <style:text-properties fo:font-weight="normal" officeooo:rsid="00388742" style:font-weight-asian="normal" style:font-weight-complex="normal"/>
    </style:style>
    <style:style style:name="T12" style:family="text">
      <style:text-properties fo:font-weight="normal" officeooo:rsid="00395d0f" style:font-weight-asian="normal" style:font-weight-complex="normal"/>
    </style:style>
    <style:style style:name="T13" style:family="text">
      <style:text-properties fo:font-weight="normal" officeooo:rsid="004049d8" style:font-weight-asian="normal" style:font-weight-complex="normal"/>
    </style:style>
    <style:style style:name="T14" style:family="text">
      <style:text-properties fo:font-weight="normal" officeooo:rsid="003f8ad5" style:font-weight-asian="normal" style:font-weight-complex="normal"/>
    </style:style>
    <style:style style:name="T15" style:family="text">
      <style:text-properties officeooo:rsid="001de38d"/>
    </style:style>
    <style:style style:name="T16" style:family="text">
      <style:text-properties officeooo:rsid="0008eca3"/>
    </style:style>
    <style:style style:name="T17" style:family="text">
      <style:text-properties style:font-name="Verdana" style:font-name-complex="Verdana3"/>
    </style:style>
    <style:style style:name="T18" style:family="text">
      <style:text-properties style:font-name="Verdana" officeooo:rsid="0010890b" style:font-name-complex="Verdana3"/>
    </style:style>
    <style:style style:name="T19" style:family="text">
      <style:text-properties style:font-name="Verdana" officeooo:rsid="002863e5" style:font-name-complex="Verdana3"/>
    </style:style>
    <style:style style:name="T20" style:family="text">
      <style:text-properties style:font-name="Verdana" officeooo:rsid="0033486d" style:font-name-complex="Verdana3"/>
    </style:style>
    <style:style style:name="T21" style:family="text">
      <style:text-properties style:font-name="Verdana" officeooo:rsid="003db4a5" style:font-name-complex="Verdana3"/>
    </style:style>
    <style:style style:name="T22" style:family="text">
      <style:text-properties officeooo:rsid="0021fc76"/>
    </style:style>
    <style:style style:name="T23" style:family="text">
      <style:text-properties officeooo:rsid="002c10b8"/>
    </style:style>
    <style:style style:name="T24" style:family="text">
      <style:text-properties officeooo:rsid="0036fbc3"/>
    </style:style>
    <style:style style:name="T25" style:family="text">
      <style:text-properties officeooo:rsid="0037af3b"/>
    </style:style>
    <style:style style:name="T26" style:family="text">
      <style:text-properties officeooo:rsid="00388742"/>
    </style:style>
    <style:style style:name="T27" style:family="text">
      <style:text-properties officeooo:rsid="0032ef4a"/>
    </style:style>
    <style:style style:name="T28" style:family="text">
      <style:text-properties officeooo:rsid="00395d0f"/>
    </style:style>
    <style:style style:name="T29" style:family="text">
      <style:text-properties officeooo:rsid="003c1a40"/>
    </style:style>
    <style:style style:name="T30" style:family="text">
      <style:text-properties officeooo:rsid="003f8ad5"/>
    </style:style>
    <style:style style:name="T31" style:family="text">
      <style:text-properties style:font-name="Verdana2" fo:font-weight="normal" style:font-weight-asian="normal" style:font-weight-complex="normal"/>
    </style:style>
    <style:style style:name="T32" style:family="text">
      <style:text-properties style:font-name="Verdana2" fo:font-weight="normal" officeooo:rsid="003f8ad5" style:font-weight-asian="normal" style:font-weight-complex="normal"/>
    </style:style>
    <style:style style:name="T33" style:family="text">
      <style:text-properties style:font-name="Verdana2" fo:font-weight="normal" officeooo:rsid="004049d8" style:font-weight-asian="normal" style:font-weight-complex="normal"/>
    </style:style>
    <style:style style:name="T34" style:family="text">
      <style:text-properties style:font-name="Liberation Mono1" fo:font-weight="normal" officeooo:rsid="004049d8" style:font-weight-asian="normal" style:font-weight-complex="normal"/>
    </style:style>
    <style:style style:name="T35" style:family="text">
      <style:text-properties style:font-name="Liberation Mono1" fo:font-weight="normal" officeooo:rsid="00419980" style:font-weight-asian="normal" style:font-weight-complex="normal"/>
    </style:style>
    <style:style style:name="T36" style:family="text">
      <style:text-properties style:text-underline-style="solid" style:text-underline-width="auto" style:text-underline-color="font-color" officeooo:rsid="001de3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6">Atividade_08 - </text:span>Livro AVR e Arduino – Técnicas de Projeto</text:p>
      <text:p text:style-name="P14">Capítulo: <text:span text:style-name="T26">15 (USART)</text:span></text:p>
      <text:p text:style-name="P2"/>
      <text:p text:style-name="P9">Título: <text:span text:style-name="T23">Usando a porta serial para controlar dispositivos</text:span></text:p>
      <text:p text:style-name="P1"/>
      <text:p text:style-name="P5"><text:span text:style-name="T1">Objetivos: </text:span><text:span text:style-name="T3">Aprender a </text:span><text:span text:style-name="T4">usar </text:span><text:span text:style-name="T6">a porta serial </text:span><text:span text:style-name="T4">dos microcontroladores da Atmel. </text:span><text:span text:style-name="T6">Aprender a usar a porta serial dirigida a interrupções.</text:span></text:p>
      <text:p text:style-name="P5"/>
      <text:p text:style-name="P5"><text:span text:style-name="T5">Nesta prática </text:span><text:span text:style-name="T7">utilizaremos o Tinkercad para simular um circuito simples usando o microcontrolador Atmega328, utilizado nas placas Arduino UNO. Desta vez, programaremos usando um código C para acender e apagar LEDs usando a porta serial. Faremos também toda a comunicação ser dirigida a interrupções.</text:span></text:p>
      <text:p text:style-name="P1"/>
      <text:p text:style-name="P8"><text:span text:style-name="T22">1. </text:span>Procedimentos:</text:p>
      <text:p text:style-name="P1"/>
      <text:p text:style-name="P6">1. <text:span text:style-name="T15">Acesse sua conta no Tinkercad (</text:span><text:a xlink:type="simple" xlink:href="http://tinkercad.com/" text:style-name="Internet_20_link" text:visited-style-name="Visited_20_Internet_20_Link"><text:span text:style-name="T15">tinkercad.com</text:span></text:a><text:span text:style-name="T15">) e vá para a aba circuits (</text:span><text:a xlink:type="simple" xlink:href="https://www.tinkercad.com/circuits" text:style-name="Internet_20_link" text:visited-style-name="Visited_20_Internet_20_Link"><text:span text:style-name="T15">https://www.tinkercad.com/circuits</text:span></text:a><text:span text:style-name="T15">). Você pode utilizar o projeto disponível em </text:span><text:a xlink:type="simple" xlink:href="https://www.tinkercad.com/things/cMgQuhBoQHC" text:style-name="Internet_20_link" text:visited-style-name="Visited_20_Internet_20_Link"><text:span text:style-name="T15">https://www.tinkercad.com/things/cMgQuhBoQHC</text:span></text:a><text:span text:style-name="T15"> como exemplo de como configurar uma porta serial que utiliza chamadas </text:span><text:span text:style-name="T36">bloqueantes</text:span><text:span text:style-name="T15">.</text:span></text:p>
      <text:p text:style-name="P6"/>
      <text:p text:style-name="P11"><text:span text:style-name="T15">2</text:span>. <text:span text:style-name="T27">Ligue dois LEDs, um na porta PB5 (13), um na porta PB4 (12).</text:span></text:p>
      <text:p text:style-name="P4"/>
      <text:p text:style-name="P5"><text:span text:style-name="T24">3</text:span>. <text:span text:style-name="T8">Agora você deve fazer com que o LED na porta PB5 (13) acenda ao se enviar ‘A</text:span><text:span text:style-name="T13">13</text:span><text:span text:style-name="T8">’ e apague ao se enviar ‘S</text:span><text:span text:style-name="T13">13</text:span><text:span text:style-name="T8">’. O LED na porta PB4 (12) deve alternar de estado toda vez que ‘D</text:span><text:span text:style-name="T13">12</text:span><text:span text:style-name="T8">’ for recebido.</text:span></text:p>
      <text:p text:style-name="P12"/>
      <text:p text:style-name="P17"><text:span text:style-name="T26">4</text:span>. <text:span text:style-name="T8">Agora você deve modificar o código de forma a enviar u</text:span><text:span text:style-name="T9">m </text:span><text:span text:style-name="T12">texto</text:span><text:span text:style-name="T9"> pela porta serial de tempos em tempos. Este código deve rodar dentro do while() do main(). O </text:span><text:span text:style-name="T12">texto</text:span><text:span text:style-name="T9"> será </text:span><text:span text:style-name="T12">a saída do millis()</text:span><text:span text:style-name="T9"> e ele será enviado a cada 100ms. </text:span><text:span text:style-name="T11">U</text:span><text:span text:style-name="T14">tilize a função </text:span><text:span text:style-name="Source_20_Text"><text:span text:style-name="T14">init() </text:span></text:span><text:span text:style-name="Source_20_Text"><text:span text:style-name="T32">para que </text:span></text:span><text:span text:style-name="Source_20_Text"><text:span text:style-name="T14">millis()</text:span></text:span><text:span text:style-name="Source_20_Text"><text:span text:style-name="T32"> funcione.</text:span></text:span></text:p>
      <text:p text:style-name="P18"><text:span text:style-name="Source_20_Text"><text:span text:style-name="T31"/></text:span></text:p>
      <text:p text:style-name="P19"><text:span text:style-name="Source_20_Text"><text:span text:style-name="T33">Modelo de função principal. Note que o processamento dos comandos dos leds não se encontra nesta função.</text:span></text:span></text:p>
      <text:p text:style-name="P19"><text:span text:style-name="Source_20_Text"><text:span text:style-name="T34">int main() {</text:span></text:span></text:p>
      <text:p text:style-name="P19"><text:span text:style-name="Source_20_Text"><text:span text:style-name="T34">init();</text:span></text:span></text:p>
      <text:p text:style-name="P19"><text:span text:style-name="Source_20_Text"><text:span text:style-name="T34">configura_serial(9600);</text:span></text:span></text:p>
      <text:p text:style-name="P19"><text:span text:style-name="Source_20_Text"><text:span text:style-name="T34">while(1) {</text:span></text:span></text:p>
      <text:p text:style-name="P19"><text:span text:style-name="Source_20_Text"><text:span text:style-name="T34"><text:s text:c="2"/>_delay_ms(100);</text:span></text:span></text:p>
      <text:p text:style-name="P19"><text:span text:style-name="Source_20_Text"><text:span text:style-name="T34"><text:s text:c="2"/>envia_millis(millis()); // </text:span></text:span><text:span text:style-name="Source_20_Text"><text:span text:style-name="T35">não bloqueante</text:span></text:span></text:p>
      <text:p text:style-name="P19"><text:span text:style-name="Source_20_Text"><text:span text:style-name="T34">}}</text:span></text:span></text:p>
      <text:p text:style-name="P3"/>
      <text:p text:style-name="P20"><text:span text:style-name="T26">5</text:span>. <text:span text:style-name="T11">Todo o código da porta serial deve ser dirigido a interrupções. A resposta dos leds deve ser imediata quando se envia os </text:span><text:span text:style-name="T13">comandos</text:span><text:span text:style-name="T11"> para seu controle.</text:span></text:p>
      <text:p text:style-name="P1"/>
      <text:p text:style-name="P16"><text:span text:style-name="T20">6</text:span><text:span text:style-name="T17">. </text:span><text:span text:style-name="T18">Cole</text:span><text:span text:style-name="T17"> o código fonte do microcontrolador </text:span><text:span text:style-name="T18">ao final deste arquivo e</text:span><text:span text:style-name="T17"> </text:span><text:span text:style-name="T18">inclua a imagem</text:span><text:span text:style-name="T17"> de seu design. </text:span><text:span text:style-name="T19">Importante: Deixe seu circuito público no Tinkercad e cole o link para ele aqui:</text:span></text:p>
      <text:p text:style-name="P1"/>
      <text:p text:style-name="P8">ATENÇÃO: Documente seu código. Cada linha/bloco deve deixar explícito o seu papel.</text:p>
      <text:p text:style-name="P21">ATENÇÃO: <text:span text:style-name="T22">Na versão final do seu projeto, </text:span>as funções pinMode(), digitalWrite() <text:span text:style-name="T22">e digitalRead()</text:span> <text:span text:style-name="T22">são proibidas</text:span>. O uso delas fará a nota atribuída ser zero. <text:span text:style-name="T25">Utilizar USART <text:s/>com envio e recebimento dirigido a interrupções é obrigatório.</text:span></text:p>
      <text:p text:style-name="P22"/>
      <text:p text:style-name="P23">Proibido utilizar classes prontas que encapsulem funcionalidades da porta serial, como a classe Serial do Arduino.</text:p>
      <text:p text:style-name="P8"/>
      <text:p text:style-name="P15"/>
      <text:p text:style-name="P15">______________________________________________________________</text:p>
      <text:p text:style-name="P7">RÚBRICA:</text:p>
      <text:p text:style-name="P10">1<text:span text:style-name="T30">0</text:span>% Circuito; </text:p>
      <text:p text:style-name="P10"><text:soft-page-break/><text:span text:style-name="T30">40</text:span>% <text:span text:style-name="T29">LEDs funcionam como descrito (são ativados via serial sem delays)</text:span>;</text:p>
      <text:p text:style-name="P10"><text:span text:style-name="T28">50</text:span>% <text:span text:style-name="T29">O valor do millis() é enviado no tempo certo sem afetar as demais funções</text:span>;</text:p>
      <text:p text:style-name="P7"><text:span text:style-name="T18">Valor desta atividade na média: </text:span><text:span text:style-name="T21">0.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1" svg:font-family="'Liberation Mono'" style:font-pitch="fixed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Verdana2" svg:font-family="Verdana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erdana3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0:23:27.269174286</meta:creation-date>
    <meta:editing-duration>PT2H3M</meta:editing-duration>
    <meta:editing-cycles>15</meta:editing-cycles>
    <meta:generator>LibreOffice/5.2.7.2$Linux_X86_64 LibreOffice_project/20m0$Build-2</meta:generator>
    <dc:date>2022-05-26T10:58:27.134662848</dc:date>
    <meta:document-statistic meta:table-count="0" meta:image-count="0" meta:object-count="0" meta:page-count="2" meta:paragraph-count="29" meta:word-count="413" meta:character-count="2631" meta:non-whitespace-character-count="2240"/>
  </office:meta>
</office:document-meta>
</file>